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  <style:style style:name="ce59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5pt" style:text-underline-style="none" fo:font-weight="normal" style:font-size-asian="5pt" style:font-size-complex="5pt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2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330" calcext:value-type="float">
            <text:p>330,00</text:p>
          </table:table-cell>
          <table:table-cell table:style-name="ce28" office:value-type="date" office:date-value="2024-09-10" calcext:value-type="date">
            <text:p>10/09/2024</text:p>
          </table:table-cell>
          <table:table-cell table:style-name="ce53" table:formula="of:=[.C2]-[.F2]" office:value-type="float" office:value="220" calcext:value-type="float">
            <text:p>220,00</text:p>
          </table:table-cell>
          <table:table-cell table:style-name="ce57" office:value-type="string" calcext:value-type="string">
            <text:p>PG 10/09/2024 – R$ 780,00</text:p>
            <text:p>450,00 – 06/2024</text:p>
            <text:p>330,00 – 07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770" calcext:value-type="float">
            <text:p>77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3]-[.F3]" office:value-type="float" office:value="-220" calcext:value-type="float">
            <text:p>(220,00)</text:p>
          </table:table-cell>
          <table:table-cell table:style-name="ce59" office:value-type="string" calcext:value-type="string">
            <text:p>PG 15/10/2024 – R$ 820</text:p>
            <text:p>220,00 – 07/2024</text:p>
            <text:p>550,00 – 08/2024</text:p>
            <text:p>50,00 – 09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" calcext:value-type="float">
            <text:p>5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4]-[.F4]" office:value-type="float" office:value="500" calcext:value-type="float">
            <text:p>50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0" calcext:value-type="float">
            <text:p>-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5]-[.F5]" office:value-type="float" office:value="-500" calcext:value-type="float">
            <text:p>(500,00)</text:p>
          </table:table-cell>
          <table:table-cell table:style-name="ce72" office:value-type="string" calcext:value-type="string" table:number-columns-spanned="1" table:number-rows-spanned="2">
            <text:p>Pg R$ 1.000,00</text:p>
            <text:p>Via PIX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6]-[.F6]" office:value-type="float" office:value="50" calcext:value-type="float">
            <text:p>50,00</text:p>
          </table:table-cell>
          <table:covered-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600" calcext:value-type="float">
            <text:p>60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53" table:formula="of:=[.C7]-[.F7]" office:value-type="float" office:value="-50" calcext:value-type="float">
            <text:p>(50,00)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50" calcext:value-type="float">
            <text:p>550,00</text:p>
          </table:table-cell>
          <table:table-cell table:style-name="ce28" office:value-type="date" office:date-value="2025-01-09" calcext:value-type="date">
            <text:p>09/01/2025</text:p>
          </table:table-cell>
          <table:table-cell table:style-name="ce53" table:formula="of:=[.C8]-[.F8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2-11" calcext:value-type="date">
            <text:p>11/02/2025</text:p>
          </table:table-cell>
          <table:table-cell table:style-name="ce53" table:formula="of:=[.C9]-[.F9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53" table:formula="of:=[.C10]-[.F10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53" table:formula="of:=[.C11]-[.F11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5-12" calcext:value-type="date">
            <text:p>12/05/2025</text:p>
          </table:table-cell>
          <table:table-cell table:style-name="ce53" table:formula="of:=[.C12]-[.F12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6-11" calcext:value-type="date">
            <text:p>11/06/2025</text:p>
          </table:table-cell>
          <table:table-cell table:style-name="ce53" table:formula="of:=[.C13]-[.F13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7-14" calcext:value-type="date">
            <text:p>14/07/2025</text:p>
          </table:table-cell>
          <table:table-cell table:style-name="ce53" table:formula="of:=[.C14]-[.F14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53" table:formula="of:=[.C15]-[.F15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não</text:p>
          </table:table-cell>
          <table:table-cell table:style-name="ce37" office:value-type="float" office:value="0" calcext:value-type="float">
            <text:p>-</text:p>
          </table:table-cell>
          <table:table-cell table:style-name="ce28"/>
          <table:table-cell table:style-name="ce53" table:formula="of:=[.C16]-[.F16]" office:value-type="float" office:value="570" calcext:value-type="float">
            <text:p>57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9"/>
          <table:table-cell table:style-name="ce34" table:number-columns-repeated="5"/>
          <table:table-cell table:style-name="ce44" office:value-type="string" calcext:value-type="string">
            <text:p>TOTAL</text:p>
          </table:table-cell>
          <table:table-cell table:style-name="ce36" table:formula="of:=SUM([.H2:.H16])" office:value-type="float" office:value="570" calcext:value-type="float">
            <text:p>570,00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">
          <table:table-cell table:style-name="ce29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1979">
          <table:table-cell table:style-name="ce30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3519">
          <table:table-cell table:style-name="ce31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3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 DM""""""""""""""""""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1.896442182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1.8986867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0:38</meta:creation-date>
    <dc:date>2025-09-01T14:08:12.248615142</dc:date>
    <dc:language>pt-PT</dc:language>
    <meta:editing-cycles>616</meta:editing-cycles>
    <meta:editing-duration>P1DT15H36M15S</meta:editing-duration>
    <meta:document-statistic meta:table-count="1" meta:cell-count="117" meta:object-count="0"/>
    <meta:user-defined meta:name="Info 0"/>
    <meta:user-defined meta:name="Info 1"/>
    <meta:user-defined meta:name="Info 2"/>
    <meta:user-defined meta:name="Info 3"/>
  </office:meta>
</office:document-meta>
</file>